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4435" officeooo:paragraph-rsid="00164435"/>
    </style:style>
    <style:style style:name="P2" style:family="paragraph" style:parent-style-name="Standard">
      <style:text-properties officeooo:rsid="00164435" officeooo:paragraph-rsid="0028a22a"/>
    </style:style>
    <style:style style:name="P3" style:family="paragraph" style:parent-style-name="Standard">
      <style:text-properties officeooo:rsid="00171d70" officeooo:paragraph-rsid="00171d70"/>
    </style:style>
    <style:style style:name="P4" style:family="paragraph" style:parent-style-name="Standard">
      <style:text-properties officeooo:rsid="00171d70" officeooo:paragraph-rsid="00417858"/>
    </style:style>
    <style:style style:name="P5" style:family="paragraph" style:parent-style-name="Standard">
      <style:text-properties officeooo:rsid="001c33dd" officeooo:paragraph-rsid="001c33dd"/>
    </style:style>
    <style:style style:name="P6" style:family="paragraph" style:parent-style-name="Standard">
      <style:text-properties officeooo:rsid="001c33dd" officeooo:paragraph-rsid="00417858"/>
    </style:style>
    <style:style style:name="P7" style:family="paragraph" style:parent-style-name="Standard">
      <style:text-properties officeooo:rsid="002e2c23" officeooo:paragraph-rsid="002e2c23"/>
    </style:style>
    <style:style style:name="P8" style:family="paragraph" style:parent-style-name="Standard">
      <style:text-properties officeooo:rsid="00328653" officeooo:paragraph-rsid="00328653"/>
    </style:style>
    <style:style style:name="P9" style:family="paragraph" style:parent-style-name="Standard">
      <style:text-properties officeooo:rsid="00328653" officeooo:paragraph-rsid="0052e713"/>
    </style:style>
    <style:style style:name="P10" style:family="paragraph" style:parent-style-name="Standard">
      <style:text-properties officeooo:rsid="0037c56b" officeooo:paragraph-rsid="0037c56b"/>
    </style:style>
    <style:style style:name="P11" style:family="paragraph" style:parent-style-name="Standard">
      <style:text-properties officeooo:rsid="0037c56b" officeooo:paragraph-rsid="0052e713"/>
    </style:style>
    <style:style style:name="P12" style:family="paragraph" style:parent-style-name="Standard">
      <style:text-properties officeooo:rsid="0037c56b" officeooo:paragraph-rsid="007550b6"/>
    </style:style>
    <style:style style:name="P13" style:family="paragraph" style:parent-style-name="Standard">
      <style:text-properties officeooo:rsid="0037c56b" officeooo:paragraph-rsid="0079d3d0"/>
    </style:style>
    <style:style style:name="P14" style:family="paragraph" style:parent-style-name="Standard">
      <style:text-properties officeooo:rsid="0037c56b" officeooo:paragraph-rsid="0089f3c4"/>
    </style:style>
    <style:style style:name="P15" style:family="paragraph" style:parent-style-name="Standard">
      <style:text-properties officeooo:rsid="003e7b4d" officeooo:paragraph-rsid="003e7b4d"/>
    </style:style>
    <style:style style:name="T1" style:family="text">
      <style:text-properties officeooo:rsid="00280214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61bf81"/>
    </style:style>
    <style:style style:name="T5" style:family="text">
      <style:text-properties style:text-position="0% 100%" officeooo:rsid="006a96d6"/>
    </style:style>
    <style:style style:name="T6" style:family="text">
      <style:text-properties style:text-position="0% 100%" officeooo:rsid="007550b6"/>
    </style:style>
    <style:style style:name="T7" style:family="text">
      <style:text-properties style:text-position="0% 100%" officeooo:rsid="0079d3d0"/>
    </style:style>
    <style:style style:name="T8" style:family="text">
      <style:text-properties style:text-position="0% 100%" officeooo:rsid="007bf84f"/>
    </style:style>
    <style:style style:name="T9" style:family="text">
      <style:text-properties style:text-position="0% 100%" officeooo:rsid="0089f3c4"/>
    </style:style>
    <style:style style:name="T10" style:family="text">
      <style:text-properties officeooo:rsid="0045f192"/>
    </style:style>
    <style:style style:name="T11" style:family="text">
      <style:text-properties officeooo:rsid="004ac8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ursive query syntax:</text:p>
      <text:p text:style-name="P1"/>
      <text:p text:style-name="P1">with recursive cte as </text:p>
      <text:p text:style-name="P1"><text:s text:c="12"/>(base query </text:p>
      <text:p text:style-name="P1"><text:s text:c="13"/>union </text:p>
      <text:p text:style-name="P1"><text:s text:c="14"/>recursive query)</text:p>
      <text:p text:style-name="P1">select *</text:p>
      <text:p text:style-name="P1">from cte;</text:p>
      <text:p text:style-name="P1"/>
      <text:p text:style-name="P1"/>
      <text:p text:style-name="P1"/>
      <text:p text:style-name="P3">ex. <text:span text:style-name="T1">15 days of Learning SQL</text:span></text:p>
      <text:p text:style-name="P3"/>
      <text:p text:style-name="P2">select * from hackers;</text:p>
      <text:p text:style-name="P2">select * from submissions;</text:p>
      <text:p text:style-name="P2"/>
      <text:p text:style-name="P7">1<text:span text:style-name="T2">st</text:span> part solutions:</text:p>
      <text:p text:style-name="P3">with recursive cte as</text:p>
      <text:p text:style-name="P3"><text:s text:c="14"/>(select distinct submission_date, hacker_id</text:p>
      <text:p text:style-name="P3"><text:s text:c="17"/>from submissions</text:p>
      <text:p text:style-name="P3"><text:s text:c="17"/>where submission_date=(select min(submission_date) from submissions)</text:p>
      <text:p text:style-name="P3"><text:s text:c="17"/>union</text:p>
      <text:p text:style-name="P3"><text:s text:c="17"/>select s.submission_date, s.hacker_id</text:p>
      <text:p text:style-name="P3"><text:s text:c="17"/>from submission s</text:p>
      <text:p text:style-name="P3"><text:s text:c="17"/>join cte on cte.hacker_id=s.hacker_id</text:p>
      <text:p text:style-name="P3"><text:s text:c="17"/>where s.submission_date=(select min(submission_date) from submissions</text:p>
      <text:p text:style-name="P3"><text:s text:c="53"/>where submission_date &gt; cte.submission_date))</text:p>
      <text:p text:style-name="P3"/>
      <text:p text:style-name="P5">select submission_date , count(1) as no_of_unique_hacker</text:p>
      <text:p text:style-name="P5">from cte</text:p>
      <text:p text:style-name="P5">group by submission_date</text:p>
      <text:p text:style-name="P5">order by 1;</text:p>
      <text:p text:style-name="P5"/>
      <text:p text:style-name="P7">2<text:span text:style-name="T2">nd</text:span><text:span text:style-name="T3"> part solutions:</text:span></text:p>
      <text:p text:style-name="P7"><text:span text:style-name="T3"/></text:p>
      <text:p text:style-name="P8"><text:span text:style-name="T3">select * from submissions;</text:span></text:p>
      <text:p text:style-name="P8"><text:span text:style-name="T3"/></text:p>
      <text:p text:style-name="P8"><text:span text:style-name="T3">with count_submissions as</text:span></text:p>
      <text:p text:style-name="P8"><text:span text:style-name="T3"><text:s text:c="14"/>(select submission_date, hacker_id, count(1) as <text:s/>no_of_submissions</text:span></text:p>
      <text:p text:style-name="P8"><text:span text:style-name="T3"><text:s text:c="16"/>from submissions</text:span></text:p>
      <text:p text:style-name="P8"><text:span text:style-name="T3"><text:s text:c="15"/>group by submission_date, hacker_id order by 1),</text:span></text:p>
      <text:p text:style-name="P8"><text:span text:style-name="T3"><text:s text:c="9"/>max_submissions as</text:span></text:p>
      <text:p text:style-name="P8"><text:span text:style-name="T3"><text:s text:c="15"/>(select submission_date, max(no_of_submissions)</text:span></text:p>
      <text:p text:style-name="P8"><text:span text:style-name="T3"><text:s text:c="16"/>from count_submissions</text:span></text:p>
      <text:p text:style-name="P8"><text:span text:style-name="T3"><text:s text:c="16"/>group by submission_date)</text:span></text:p>
      <text:p text:style-name="P8"><text:span text:style-name="T3"/></text:p>
      <text:p text:style-name="P10"><text:span text:style-name="T3">select c.submission_date, min(c.hacker_id) as hacker_id</text:span></text:p>
      <text:p text:style-name="P10"><text:span text:style-name="T3">from max_submissions m</text:span></text:p>
      <text:p text:style-name="P10"><text:span text:style-name="T3">join count_submissions m</text:span></text:p>
      <text:p text:style-name="P10"><text:span text:style-name="T3"><text:s text:c="10"/>on c.submission_date=m.submission_date</text:span></text:p>
      <text:p text:style-name="P10"><text:span text:style-name="T3"><text:s text:c="10"/>and c.no_of_submissions=m.max_submissions</text:span></text:p>
      <text:p text:style-name="P10"><text:span text:style-name="T3">group by c.submission_date;</text:span></text:p>
      <text:p text:style-name="P10"><text:soft-page-break/><text:span text:style-name="T3"/></text:p>
      <text:p text:style-name="P8"><text:span text:style-name="T3"/></text:p>
      <text:p text:style-name="P8"><text:span text:style-name="T3">select * </text:span></text:p>
      <text:p text:style-name="P8"><text:span text:style-name="T3">from max_submissions;</text:span></text:p>
      <text:p text:style-name="P8"><text:span text:style-name="T3"/></text:p>
      <text:p text:style-name="P8"><text:span text:style-name="T3"/></text:p>
      <text:p text:style-name="P15"><text:span text:style-name="T3">final</text:span></text:p>
      <text:p text:style-name="P15"><text:span text:style-name="T3"/></text:p>
      <text:p text:style-name="P8"><text:span text:style-name="T3"/></text:p>
      <text:p text:style-name="P4">with recursive cte as</text:p>
      <text:p text:style-name="P4"><text:s text:c="14"/>(select distinct submission_date, hacker_id</text:p>
      <text:p text:style-name="P4"><text:s text:c="17"/>from submissions</text:p>
      <text:p text:style-name="P4"><text:s text:c="17"/>where submission_date=(select min(submission_date) from submissions)</text:p>
      <text:p text:style-name="P4"><text:s text:c="17"/>union</text:p>
      <text:p text:style-name="P4"><text:s text:c="17"/>select s.submission_date, s.hacker_id</text:p>
      <text:p text:style-name="P4"><text:s text:c="17"/>from submission s</text:p>
      <text:p text:style-name="P4"><text:s text:c="17"/>join cte on cte.hacker_id=s.hacker_id</text:p>
      <text:p text:style-name="P4"><text:s text:c="17"/>where s.submission_date=(select min(submission_date) from submissions</text:p>
      <text:p text:style-name="P4"><text:s text:c="53"/>where submission_date &gt; cte.submission_date))</text:p>
      <text:p text:style-name="P4"><text:s text:c="10"/><text:span text:style-name="T10">unique_hackers as </text:span></text:p>
      <text:p text:style-name="P6"><text:s text:c="18"/><text:span text:style-name="T11">(</text:span>select submission_date , count(1) as no_of_unique_hacker</text:p>
      <text:p text:style-name="P6"><text:s text:c="19"/>from cte</text:p>
      <text:p text:style-name="P6"><text:s text:c="20"/>group by submission_date</text:p>
      <text:p text:style-name="P6"><text:s text:c="20"/><text:span text:style-name="T11">),</text:span></text:p>
      <text:p text:style-name="P6"/>
      <text:p text:style-name="P9"><text:span text:style-name="T3"><text:s text:c="9"/>count_submissions as</text:span></text:p>
      <text:p text:style-name="P9"><text:span text:style-name="T3"><text:s text:c="14"/>(select submission_date, hacker_id, count(1) as <text:s/>no_of_submissions</text:span></text:p>
      <text:p text:style-name="P9"><text:span text:style-name="T3"><text:s text:c="16"/>from submissions</text:span></text:p>
      <text:p text:style-name="P9"><text:span text:style-name="T3"><text:s text:c="15"/>group by submission_date, hacker_id order by 1),</text:span></text:p>
      <text:p text:style-name="P9"><text:span text:style-name="T3"><text:s text:c="9"/>max_submissions as</text:span></text:p>
      <text:p text:style-name="P9"><text:span text:style-name="T3"><text:s text:c="15"/>(select submission_date, max(no_of_submissions)</text:span></text:p>
      <text:p text:style-name="P9"><text:span text:style-name="T3"><text:s text:c="16"/>from count_submissions</text:span></text:p>
      <text:p text:style-name="P9"><text:span text:style-name="T3"><text:s text:c="16"/>group by submission_date)</text:span></text:p>
      <text:p text:style-name="P9"><text:span text:style-name="T3"><text:s/></text:span><text:span text:style-name="T5"><text:s text:c="8"/>final_hackers as</text:span></text:p>
      <text:p text:style-name="P11"><text:span text:style-name="T3"><text:s text:c="15"/></text:span><text:span text:style-name="T5">(</text:span><text:span text:style-name="T3">select c.submission_date, min(c.hacker_id) as hacker_id</text:span></text:p>
      <text:p text:style-name="P11"><text:span text:style-name="T3"><text:s text:c="15"/>from max_submissions m</text:span></text:p>
      <text:p text:style-name="P11"><text:span text:style-name="T3"><text:s text:c="15"/>join count_submissions </text:span><text:span text:style-name="T4">c</text:span></text:p>
      <text:p text:style-name="P11"><text:span text:style-name="T3"><text:s text:c="24"/>on c.submission_date=m.submission_date</text:span></text:p>
      <text:p text:style-name="P11"><text:span text:style-name="T3"><text:s text:c="24"/>and c.no_of_submissions=m.max_submissions</text:span></text:p>
      <text:p text:style-name="P12"><text:span text:style-name="T3"><text:s text:c="15"/>group by c.submission_date</text:span><text:span text:style-name="T5">)</text:span></text:p>
      <text:p text:style-name="P12"><text:span text:style-name="T5"/></text:p>
      <text:p text:style-name="P12"><text:span text:style-name="T6">select UH.submission_date, UH.no_of_unique_hacker, FH.hacker_id</text:span></text:p>
      <text:p text:style-name="P12"><text:span text:style-name="T6"><text:s/>from unique_hackers UH</text:span></text:p>
      <text:p text:style-name="P13"><text:span text:style-name="T6"><text:s text:c="2"/>join final_hackers FH on FH.submission_date=UH.submission_date</text:span></text:p>
      <text:p text:style-name="P14"><text:span text:style-name="T6"><text:s text:c="2"/></text:span><text:span text:style-name="T8">join hackers hck on hck.hacker_id=FH.hacker_id</text:span></text:p>
      <text:p text:style-name="P14"><text:span text:style-name="T8"><text:s text:c="3"/></text:span><text:span text:style-name="T9">order by 1</text:span><text:span text:style-name="T3">;</text:span></text:p>
      <text:p text:style-name="P6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2T16:26:21.341472552</meta:creation-date>
    <dc:date>2022-09-12T17:11:59.695077019</dc:date>
    <meta:editing-duration>PT45M26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2" meta:paragraph-count="79" meta:word-count="256" meta:character-count="3212" meta:non-whitespace-character-count="2174"/>
  </office:meta>
</office:document-meta>
</file>